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TTT_20_Label_20_Text">
      <style:graphic-properties fo:min-height="1.274cm"/>
    </style:style>
    <style:style style:name="gr2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3" style:family="graphic" style:parent-style-name="TTT_20_Annotation">
      <style:graphic-properties style:protect="size"/>
    </style:style>
    <style:style style:name="gr4" style:family="graphic" style:parent-style-name="TTT_20_Title_20_Text">
      <style:graphic-properties fo:min-height="0.788cm"/>
    </style:style>
    <style:style style:name="gr5" style:family="graphic" style:parent-style-name="TTT_20_Annotation">
      <style:graphic-properties fo:min-height="0.262cm" fo:min-width="0.012cm" style:protect="size"/>
    </style:style>
    <style:style style:name="gr6" style:family="graphic" style:parent-style-name="TTT_20_Label_20_Text">
      <style:graphic-properties fo:min-height="3.763cm"/>
    </style:style>
    <style:style style:name="gr7" style:family="graphic" style:parent-style-name="TTT_20_Label_20_Text">
      <style:graphic-properties fo:min-height="1.8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54ad" style:text-underline-style="none"/>
    </style:style>
    <style:style style:name="T1" style:family="text">
      <style:text-properties fo:color="#0054ad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16cm" svg:height="1.524cm" svg:x="1.27cm" svg:y="1.524cm">
          <draw:text-box>
            <text:p>FossXO created by James Richey</text:p>
          </draw:text-box>
        </draw:frame>
        <draw:custom-shape draw:style-name="gr2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9.017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layer="layout" svg:width="0.762cm" svg:height="0.762cm" svg:x="1.143cm" svg:y="1.65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715cm" svg:height="1.038cm" svg:x="3.493cm" svg:y="0.232cm">
          <draw:text-box>
            <text:p>Credits</text:p>
          </draw:text-box>
        </draw:frame>
        <draw:custom-shape draw:style-name="gr5" draw:layer="layout" svg:width="0.762cm" svg:height="0.762cm" svg:x="9.144cm" svg:y="8.509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0.16cm" svg:height="4.013cm" svg:x="1.27cm" svg:y="2.699cm">
          <draw:text-box>
            <text:p>This game would not be possible without the generosity of the open source community. Voluptatem temporibus ab dolorum vel neque ratione. </text:p>
            <text:p/>
          </draw:text-box>
        </draw:frame>
        <draw:frame draw:style-name="gr7" draw:text-style-name="P2" draw:layer="layout" svg:width="10.16cm" svg:height="2.132cm" svg:x="1.27cm" svg:y="6.177cm">
          <draw:text-box>
            <text:p><text:span text:style-name="T1">Third Party Libraries</text:span></text:p>
            <text:p><text:span text:style-name="T1">Third Party Assets</text:span></text:p>
            <text:p><text:span text:style-name="T1"/></text:p>
          </draw:text-box>
        </draw:frame>
        <draw:custom-shape draw:style-name="gr5" draw:layer="layout" svg:width="0.762cm" svg:height="0.762cm" svg:x="2.794cm" svg:y="6.304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6:05:55.505605503</meta:creation-date>
    <meta:editing-duration>PT13M40S</meta:editing-duration>
    <meta:editing-cycles>9</meta:editing-cycles>
    <meta:generator>LibreOffice/6.2.8.2$Linux_X86_64 LibreOffice_project/20$Build-2</meta:generator>
    <dc:title>TTT Screen</dc:title>
    <dc:date>2020-08-07T20:15:50.457297331</dc:date>
    <meta:document-statistic meta:object-count="9"/>
    <meta:template xlink:type="simple" xlink:actuate="onRequest" xlink:title="TTT Screen" xlink:href="../../../../../../Templates/TTT%20Screen.otg" meta:date="2020-02-29T16:05:55.141189932"/>
  </office:meta>
</office:document-meta>
</file>